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bold"/>
    </style:style>
    <style:style style:name="P7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fo:font-family="monospace" fo:font-size="12pt" fo:letter-spacing="normal" fo:font-style="normal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eOffice Writer can be used to create and save HTML documents in a few ways:</text:p>
      <text:p text:style-name="P2">1. Creating a New HTML Document:</text:p>
      <text:list text:style-name="L1">
        <text:list-item>
          <text:p text:style-name="P3">Open LibreOffice Writer.</text:p>
        </text:list-item>
        <text:list-item>
          <text:p text:style-name="P4"><text:span text:style-name="T1">Go to </text:span><text:span text:style-name="Source_20_Text"><text:span text:style-name="T2">File &gt; New &gt; HTML Document</text:span></text:span><text:span text:style-name="T1">. This opens a new document configured for HTML editing.</text:span></text:p>
        </text:list-item>
        <text:list-item>
          <text:p text:style-name="P3">You can then type your content and format it using the available styles. To access HTML-specific styles, open the Styles panel (F11) and select "HTML Styles" from the drop-down box at the bottom.</text:p>
        </text:list-item>
        <text:list-item>
          <text:p text:style-name="P5"><text:span text:style-name="T1">To save, go to </text:span><text:span text:style-name="Source_20_Text"><text:span text:style-name="T2">File &gt; Save As</text:span></text:span><text:span text:style-name="T1">, choose your desired location and name, and ensure "HTML Document" is selected as the file type.</text:span></text:p>
        </text:list-item>
      </text:list>
      <text:p text:style-name="P6">2. Saving an Existing Document as HTML:</text:p>
      <text:list text:style-name="L2">
        <text:list-item>
          <text:p text:style-name="P7">Open an existing LibreOffice Writer document.</text:p>
        </text:list-item>
        <text:list-item>
          <text:p text:style-name="P8"><text:span text:style-name="T1">Go to </text:span><text:span text:style-name="Source_20_Text"><text:span text:style-name="T2">File &gt; Save As</text:span></text:span><text:span text:style-name="T1">.</text:span></text:p>
        </text:list-item>
        <text:list-item>
          <text:p text:style-name="P7">In the "Save As" dialog, choose your desired location and name.</text:p>
        </text:list-item>
        <text:list-item>
          <text:p text:style-name="P7">From the "Save as type" (or similar) drop-down menu, select "HTML Document."</text:p>
        </text:list-item>
        <text:list-item>
          <text:p text:style-name="P9">Click "Save." You might be prompted to confirm using the HTML format extension.</text:p>
        </text:list-item>
      </text:list>
      <text:p text:style-name="P6">3. Creating Multi-Page HTML Documents:</text:p>
      <text:list text:style-name="L3">
        <text:list-item>
          <text:p text:style-name="P10">If you have a large document with headings that you want to convert into separate web pages with a table of contents, you can use this method.</text:p>
        </text:list-item>
        <text:list-item>
          <text:p text:style-name="P10">Ensure that the headings you want to use as page breaks have a consistent paragraph style (e.g., Heading 1).</text:p>
        </text:list-item>
        <text:list-item>
          <text:p text:style-name="P11"><text:span text:style-name="T1">Go to </text:span><text:span text:style-name="Source_20_Text"><text:span text:style-name="T2">File &gt; Send &gt; Create HTML Document</text:span></text:span><text:span text:style-name="T1">.</text:span></text:p>
        </text:list-item>
        <text:list-item>
          <text:p text:style-name="P10">In the dialog, specify the file name and choose the paragraph style that indicates a new page from the "separated by" drop-down list.</text:p>
        </text:list-item>
        <text:list-item>
          <text:p text:style-name="P12">Click "Save."</text:p>
        </text:list-item>
      </text:list>
      <text:p text:style-name="P6">Important Notes:</text:p>
      <text:list text:style-name="L4">
        <text:list-item>
          <text:p text:style-name="P13">LibreOffice Writer creates basic HTML files. For advanced web design features like responsiveness or complex layouts, a dedicated web editor might be more suitable.</text:p>
        </text:list-item>
        <text:list-item>
          <text:p text:style-name="P14"><text:span text:style-name="T1">You can preview your HTML document in a web browser by going to </text:span><text:span text:style-name="Source_20_Text"><text:span text:style-name="T2">File &gt; Preview in Web Browser</text:span></text:span><text:span text:style-name="T1"> or clicking the corresponding icon on the Standard toolbar. 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02:32:50.764539177</meta:creation-date>
    <meta:print-date>2025-11-16T02:37:35.094121382</meta:print-date>
    <dc:date>2025-11-16T02:38:47.571287008</dc:date>
    <meta:editing-duration>PT5M58S</meta:editing-duration>
    <meta:editing-cycles>1</meta:editing-cycles>
    <meta:document-statistic meta:table-count="0" meta:image-count="0" meta:object-count="0" meta:page-count="1" meta:paragraph-count="21" meta:word-count="308" meta:character-count="1692" meta:non-whitespace-character-count="1420"/>
    <meta:generator>LibreOffice/25.2.7.2$Linux_X86_64 LibreOffice_project/520$Build-2</meta:generator>
  </office:meta>
</office:document-meta>
</file>